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22"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style:style style:name="c14" style:family="text">
      <style:text-properties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There is no doubt that by virtue of design and historical definition, cities physically separate urban citizens from wild landscapes. <text:s/>The literal boundary between urban and wild spaces is almost always clearly visible and poignantly felt. <text:s/>This stark geographical contrast has also taken over our psychological perceptions of nature. <text:s/>We now commonly think of nature as the grand scenery that exists outside of cities. <text:s/>People go, or believe they have to go, outside of the city to seek experiences with nature. <text:s/>We have somehow forgotten about the nature that exists in urban spaces - urban creeks and their fish, local and migratory birds, soil creatures and etc - or are all these somehow less “natural” and “wild” simply because they live near us? <text:s text:c="3"/><text:tab/></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EGA). <text:s/>New generations have no memory of the natural environment as it might have been during prior generations. <text:s/>Without any intervention, like outdoor education, EG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and structured to persist. <text:s/>Yet, we must solve this complex problem. <text:s/>An integral part of the solution is increased recognition that the geographic reality of “nature” is not a rigid spatial dichotomy between “urban” and “wild”, but a complex network of life and the physical environments that nourishes it, existing inside and outside of cities, even connecting cities through the flow of water and nutrients, and the migration of animals. <text:s/>Nature - wild nature - is very much present in cities, and is most visible in the wildlife that seeks to use our urban trees, creeks, backyard gardens, and local parks. <text:s/>Most cities do not offer stereotypical grand wild landscap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 metropolis, with high urban density and an increasing transient population that comes here to work and study. <text:s/>But the San Francisco Bay Area is also an ecologically vital estuary system and is internationally recognized as a biodiversity hotspot. <text:s/>If the SF Bay Area is to have a future that sustains a growing human population, but also preserves its unique habitats and status as a biodiversity hotspot, it is paramount that we do a better job of reversing our detachment from nature and regaining our ecological intuition. <text:s/></text:span></text:p>
      <text:p text:style-name="p4"><text:span text:style-name="c0"><text:tab/>A great way to start is by learning to recognize the living and non-living natural systems that exist in our urban spaces. But how do we do that at the city scale? <text:s/>How does an entire urban citizenry become more ecologically aware? <text:s/>So far, the common approach to ecological literacy has been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others?). <text:s/></text:span></text:p>
      <text:p text:style-name="p1"><text:span text:style-name="c0"><text:tab/>The success behind place-based environmental education is part due to its focus on places that are dear to us, such as the places where we live (e.g. Kubota et al. 2013). Stedman (2002, 577) shows that “we are willing to fight for places that are more central to our identities and that we perceive as being in less-than-optimal condition.” Such places can be our homes, backyards, local neighborhoods, and even our cities; they tend to hold deep significance for us and we feel certain levels of ownership of these local places, which is a major variable in responsible citizen behavior (Hungerford and Volk 1990). <text:s/>These local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these programs are unable to provide life-long access and engagement to their participants such that their environmental knowledge is continuously renewed, updated, and acted upon. <text:s/></text:span></text:p>
      <text:p text:style-name="p1"><text:span text:style-name="c0"><text:tab/>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it might be possible to utilize online mapping technologies to create a place-based environmental education medium.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an be incorporated. <text:s/></text:span></text:p>
      <text:p text:style-name="p1"><text:span text:style-name="c0"><text:tab/>As mentioned earlier, the success of place-based environmental education initiatives is partly due to the focus on places that are close to us. <text:s/>This emotional attachment that we form with places is called “place-attachment” by environmental psychologists. <text:s/>In fact, the stronger our place-attachment to the natural environment, the more likely we are to exhibit pro-environmental behavior (Scannell and Gifford 2010, others?). <text:s/>But Vorkin and Reese (2001) say that we must also understand what the environment means to us in order to understand our environmental behavior. <text:s/>In other words, pro-environmental behavior and environmental concern are not only dependent on the strength of our place-attachment to the local natural environment, but they are also dependent on what that environment means to us. Brehm, Eisenhauer, and Stedman (2013, 533) explain that what a place means to us is representative of our “perceived interconnection between [our]selves and nature (biosphere) rooted in the contextual element of the specific place.”</text:span></text:p>
      <text:p text:style-name="p1"><text:span text:style-name="c0"><text:tab/>With all this in mind, place-based environmental education might actually be doing more than environmental education. <text:s/>Is it possible that by learning about our local environment, we are learning to see our backyards, neighborhoods and cities in a new way? <text:s/>Is place-based environmental education actually deepening our place-attachment to our local nature? <text:s/>Is it creating in our minds new, environmentally and ecologically minded, place-meanings? <text:s/>It is these questions that spurred this thesis study.</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text:span text:style-name="c22">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1"/>
      <text:p text:style-name="p1"><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1"><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1"/>
      <text:p text:style-name="p1"><text:span text:style-name="c6">Instruments</text:span></text:p>
      <text:p text:style-name="p1"><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1"><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1"/>
      <text:p text:style-name="p1"><text:span text:style-name="c6">Survey Design</text:span></text:p>
      <text:p text:style-name="p1"><text:span text:style-name="c6"><text:tab/></text:span><text:span text:style-name="c14">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1"/>
      <text:p text:style-name="p1"><text:span text:style-name="c6">Analysis</text:span></text:p>
      <text:p text:style-name="p1"><text:span text:style-name="c0"><text:tab/>Naturally, there is a bit of disagreement about whether it is appropriate or even possible to measure and quantify these complex, highly interwoven and interdependent, concepts (look up Davenport and Anderson 2005; Stedman 2008; Manzo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1"><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
      <text:p text:style-name="p4"/>
      <text:p text:style-name="p4"/>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
      <text:p text:style-name="p4"/>
      <text:p text:style-name="p4"/>
      <text:p text:style-name="p4"><text:span text:style-name="c0"><text:tab/></text:span></text:p>
      <text:p text:style-name="p4"/>
      <text:p text:style-name="p4"/>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5.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5">METHODOLOGY</text:span></text:p>
      <text:p text:style-name="p4"/>
      <text:p text:style-name="p1"/>
      <text:p text:style-name="p1"/>
      <text:p text:style-name="p1"/>
      <text:p text:style-name="p4"/>
      <text:p text:style-name="p4"><text:span text:style-name="c0">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
      <text:p text:style-name="p4"/>
      <text:p text:style-name="p1"/>
      <text:p text:style-name="p4"/>
      <text:p text:style-name="p4"/>
      <text:p text:style-name="p4"/>
      <text:p text:style-name="p4"/>
      <text:p text:style-name="p1"><text:span text:style-name="c0">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text:span></text:p>
      <text:p text:style-name="p4"/>
      <text:p text:style-name="p4"/>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text:p text:style-name="p1"/>
      <text:p text:style-name="p1"><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 </text:span></text:p>
      <text:p text:style-name="p1"><text:span text:style-name="c0">Place dependence and identity (Nanzer 2004, etc) seem to be just another aspect of attachment. I see what Kudryavtsev was saying earlier. <text:s/></text:span></text:p>
      <text:p text:style-name="p1"/>
      <text:p text:style-name="p1"/>
      <text:p text:style-name="p4"><text:span text:style-name="c0">PLACE DEPENDENCE AND IDENTITY ARE JUST A TYPE OF PLACE ATTACHMENT, OR DESCRIPTORS OF THE REASON FOR THE ATTACHMENT?</text:span></text:p>
      <text:p text:style-name="p4"/>
      <text:p text:style-name="p4"/>
      <text:p text:style-name="p1"><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office:text>
  </office:body>
</office:document-content>
</file>